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2" style:family="paragraph" style:parent-style-name="Standard">
      <style:text-properties fo:language="pl" fo:country="PL" officeooo:paragraph-rsid="001a34d1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1bf3a2" officeooo:paragraph-rsid="001bf3a2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3b9850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46" style:family="paragraph" style:parent-style-name="Footer">
      <style:paragraph-properties fo:text-align="end" style:justify-single-word="false"/>
    </style:style>
    <style:style style:name="P47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946c" style:font-style-asian="italic" style:font-style-complex="italic"/>
    </style:style>
    <style:style style:name="T8" style:family="text">
      <style:text-properties fo:font-style="italic" officeooo:rsid="0031abfe" style:font-style-asian="italic" style:font-style-complex="italic"/>
    </style:style>
    <style:style style:name="T9" style:family="text">
      <style:text-properties fo:font-style="italic" officeooo:rsid="00368d1a" style:font-style-asian="italic" style:font-style-complex="italic"/>
    </style:style>
    <style:style style:name="T10" style:family="text">
      <style:text-properties fo:font-style="italic" officeooo:rsid="00392954" style:font-style-asian="italic" style:font-style-complex="italic"/>
    </style:style>
    <style:style style:name="T11" style:family="text">
      <style:text-properties fo:font-style="italic" officeooo:rsid="0039e2d7" style:font-style-asian="italic" style:font-style-complex="italic"/>
    </style:style>
    <style:style style:name="T12" style:family="text">
      <style:text-properties fo:color="#3399ff"/>
    </style:style>
    <style:style style:name="T13" style:family="text">
      <style:text-properties fo:color="#3399ff" officeooo:rsid="001e6e25"/>
    </style:style>
    <style:style style:name="T14" style:family="text">
      <style:text-properties fo:color="#3399ff" fo:font-style="normal" style:font-style-asian="normal" style:font-style-complex="normal"/>
    </style:style>
    <style:style style:name="T15" style:family="text">
      <style:text-properties officeooo:rsid="0021930e"/>
    </style:style>
    <style:style style:name="T16" style:family="text">
      <style:text-properties officeooo:rsid="0022f20e"/>
    </style:style>
    <style:style style:name="T17" style:family="text">
      <style:text-properties officeooo:rsid="002a139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a139d" style:font-style-asian="normal" style:font-style-complex="normal"/>
    </style:style>
    <style:style style:name="T20" style:family="text">
      <style:text-properties fo:font-style="normal" officeooo:rsid="00392954" style:font-style-asian="normal" style:font-style-complex="normal"/>
    </style:style>
    <style:style style:name="T21" style:family="text">
      <style:text-properties officeooo:rsid="0031abfe"/>
    </style:style>
    <style:style style:name="T22" style:family="text">
      <style:text-properties officeooo:rsid="00333881"/>
    </style:style>
    <style:style style:name="T23" style:family="text">
      <style:text-properties officeooo:rsid="00368d1a"/>
    </style:style>
    <style:style style:name="T24" style:family="text">
      <style:text-properties officeooo:rsid="00392954"/>
    </style:style>
    <style:style style:name="T25" style:family="text">
      <style:text-properties officeooo:rsid="0039e2d7"/>
    </style:style>
    <style:style style:name="T26" style:family="text">
      <style:text-properties officeooo:rsid="003e68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PRZEZNACZENIE BIBLIOTEKI</text:p>
      <text:p text:style-name="P2"/>
      <text:p text:style-name="P3">Biblioteka «libmatrix» ma cel przedstawić użytkownikowi funkcji do posługiwania się na macierzach </text:p>
      <text:p text:style-name="P4"/>
      <text:p text:style-name="P5">2 OPIS FUNKCJI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rototyp funkcji</text:p>
          </table:table-cell>
          <table:table-cell table:style-name="Table1.B1" office:value-type="string">
            <text:p text:style-name="P8">Opis funkcji</text:p>
          </table:table-cell>
        </table:table-row>
        <table:table-row>
          <table:table-cell table:style-name="Table1.A2" office:value-type="string">
            <text:p text:style-name="P7"><text:span text:style-name="T12">matrix</text:span><text:span text:style-name="T1"> </text:span><text:span text:style-name="T2">make_matrix</text:span></text:p>
            <text:p text:style-name="P7">(<text:span text:style-name="T12">const</text:span><text:span text:style-name="T1"> </text:span><text:span text:style-name="T12">int</text:span> <text:span text:style-name="T6">n_rows</text:span>, <text:span text:style-name="T12">const</text:span><text:span text:style-name="T1"> </text:span><text:span text:style-name="T12">int</text:span> <text:span text:style-name="T6">n_columns</text:span>)</text:p>
          </table:table-cell>
          <table:table-cell table:style-name="Table1.B2" office:value-type="string">
            <text:p text:style-name="P9">Funkcja tworzy nową macierz o <text:span text:style-name="T6">n_rows</text:span> wierszach i <text:span text:style-name="T6">n_columns</text:span> kolumnach.</text:p>
          </table:table-cell>
        </table:table-row>
        <table:table-row>
          <table:table-cell table:style-name="Table1.A2" office:value-type="string">
            <text:p text:style-name="P7"><text:span text:style-name="T12">double</text:span> <text:span text:style-name="T2">determinant</text:span></text:p>
            <text:p text:style-name="P7">(<text:span text:style-name="T13">const</text:span> <text:span text:style-name="T12">matrix</text:span>*)</text:p>
          </table:table-cell>
          <table:table-cell table:style-name="Table1.B2" office:value-type="string">
            <text:p text:style-name="P9">Zwraca wartość wyznacznika macierzy, podanej jako parametr.</text:p>
          </table:table-cell>
        </table:table-row>
        <table:table-row>
          <table:table-cell table:style-name="Table1.A2" office:value-type="string">
            <text:p text:style-name="P10"><text:span text:style-name="T12">int</text:span> <text:span text:style-name="T2">copy_matrix</text:span></text:p>
            <text:p text:style-name="P10">(IN <text:span text:style-name="T12">const</text:span> <text:span text:style-name="T12">matrix</text:span>*, OUT <text:span text:style-name="T12">matrix</text:span>*)</text:p>
          </table:table-cell>
          <table:table-cell table:style-name="Table1.B2" office:value-type="string">
            <text:p text:style-name="P11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12"><text:span text:style-name="T12">int</text:span> <text:span text:style-name="T2">transponent</text:span></text:p>
            <text:p text:style-name="P12">(IN <text:span text:style-name="T12">const</text:span> <text:span text:style-name="T12">matrix</text:span>*, OUT <text:span text:style-name="T12">matrix</text:span>*)</text:p>
          </table:table-cell>
          <table:table-cell table:style-name="Table1.B2" office:value-type="string">
            <text:p text:style-name="P13">Zapisuje do macierzy OUT <text:span text:style-name="T16">transponowaną</text:span> macierz IN. <text:span text:style-name="T16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14"><text:span text:style-name="T12">int</text:span> <text:span text:style-name="T2">multiplex_matrixes</text:span></text:p>
            <text:p text:style-name="P14">(IN <text:span text:style-name="T12">const</text:span> <text:span text:style-name="T12">matrix</text:span>* <text:span text:style-name="T7">in_matrix_1</text:span>, IN <text:span text:style-name="T12">const</text:span> <text:span text:style-name="T12">matrix</text:span>* <text:span text:style-name="T7">in_matrix_2</text:span>, OUT <text:span text:style-name="T12">matrix</text:span>*)</text:p>
          </table:table-cell>
          <table:table-cell table:style-name="Table1.B2" office:value-type="string">
            <text:p text:style-name="P15">Zapisuje do macierzy OUT iloczyn macierzy <text:span text:style-name="T7">in_matrix_1</text:span> przez macierz <text:span text:style-name="T7">in_matrix_2</text:span>. W<text:span text:style-name="T15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2">int</text:span> <text:span text:style-name="T2">triangle_form</text:span></text:p>
            <text:p text:style-name="P16">(IN <text:span text:style-name="T12">const</text:span> <text:span text:style-name="T12">matrix</text:span>*, OUT <text:span text:style-name="T12">matrix</text:span>*)</text:p>
          </table:table-cell>
          <table:table-cell table:style-name="Table1.B2" office:value-type="string">
            <text:p text:style-name="P17">Zapisuje do macierzy OUT macierz IN w postaci schodkowej. <text:span text:style-name="T16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8"><text:span text:style-name="T12">int</text:span> <text:span text:style-name="T2">show_matrix</text:span></text:p>
            <text:p text:style-name="P18">(IN <text:span text:style-name="T12">const</text:span> <text:span text:style-name="T12">matrix</text:span>*)</text:p>
          </table:table-cell>
          <table:table-cell table:style-name="Table1.B2" office:value-type="string">
            <text:p text:style-name="P19">Wypisuje macierz IN <text:span text:style-name="T17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0"><text:span text:style-name="T12">int</text:span> <text:span text:style-name="T2">init_matrix</text:span></text:p>
            <text:p text:style-name="P20">(OUT <text:span text:style-name="T12">matrix</text:span>*)</text:p>
          </table:table-cell>
          <table:table-cell table:style-name="Table1.B2" office:value-type="string">
            <text:p text:style-name="P21">Inicjalizuje macierz, podaną w parametrze wartościami, odczytywanymi ze standardowego wejścia. <text:span text:style-name="T1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2"><text:span text:style-name="T12">int</text:span> <text:span text:style-name="T2">init_matrix_by_random</text:span></text:p>
            <text:p text:style-name="P22">(OUT <text:span text:style-name="T12">matrix</text:span>*, <text:span text:style-name="T12">const</text:span> <text:span text:style-name="T12">int32_t</text:span> <text:span text:style-name="T6">down</text:span>, <text:span text:style-name="T12">const</text:span> <text:span text:style-name="T12">int32_t</text:span> <text:span text:style-name="T6">up</text:span>)</text:p>
          </table:table-cell>
          <table:table-cell table:style-name="Table1.B2" office:value-type="string">
            <text:p text:style-name="P23">Inicjalizuje macierz OUT wartościami losowymi typu <text:span text:style-name="T12">int</text:span> w zakresie od <text:span text:style-name="T6">down</text:span> do <text:span text:style-name="T6">up. </text:span><text:span text:style-name="T18">Parametry </text:span><text:span text:style-name="T6">down</text:span><text:span text:style-name="T18"> i </text:span><text:span text:style-name="T6">up</text:span><text:span text:style-name="T18"> muszą być typy </text:span><text:span text:style-name="T14">int32_t</text:span><text:span text:style-name="T18"> lub mieć rozmiar nie więcej, niż 32 bity. <text:s/></text:span>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4"><text:span text:style-name="T12">int</text:span> <text:span text:style-name="T2">init_matrix_as_unit</text:span></text:p>
            <text:p text:style-name="P24">(OUT <text:span text:style-name="T12">matrix</text:span>*)</text:p>
          </table:table-cell>
          <table:table-cell table:style-name="Table1.B2" office:value-type="string">
            <text:p text:style-name="P25">Inicjalizuje macierz OUT jako jedynkową, to znaczy 1 na głównej przekątnej i 0 na pozostałych <text:span text:style-name="T22">miejscach.</text:span>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6"><text:span text:style-name="T12">int</text:span> <text:span text:style-name="T2">init_matrix_by_function</text:span></text:p>
            <text:p text:style-name="P26">(OUT <text:span text:style-name="T12">matrix</text:span>*, <text:span text:style-name="T12">init_user</text:span>)</text:p>
          </table:table-cell>
          <table:table-cell table:style-name="Table1.B2" office:value-type="string">
            <text:p text:style-name="P27">Inicjalizuje macierz OUT, używając funkcję <text:span text:style-name="T12">init_user</text:span>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8"><text:span text:style-name="T12">int</text:span> <text:span text:style-name="T2">delete_matrix</text:span></text:p>
            <text:p text:style-name="P28">(<text:span text:style-name="T12">matrix</text:span>*)</text:p>
          </table:table-cell>
          <table:table-cell table:style-name="Table1.B2" office:value-type="string">
            <text:p text:style-name="P29">Wyzwala pamięć dynamiczną, zajętą macierzą, podaną jako parametr. <text:span text:style-name="T19">W przypadku sukcesu zwraca 1, w przeciwnym przypadku 0.</text:span></text:p>
          </table:table-cell>
        </table:table-row>
        <text:soft-page-break/>
        <table:table-row>
          <table:table-cell table:style-name="Table1.A2" office:value-type="string">
            <text:p text:style-name="P30"><text:span text:style-name="T12">int</text:span> <text:span text:style-name="T2">rows_swap</text:span></text:p>
            <text:p text:style-name="P30">(<text:span text:style-name="T12">const</text:span> <text:span text:style-name="T12">int</text:span> <text:span text:style-name="T6">i_row_1</text:span>, <text:span text:style-name="T12">const</text:span> <text:span text:style-name="T12">int</text:span> <text:span text:style-name="T6">i_row_2</text:span>, MODYFIED <text:span text:style-name="T12">matrix</text:span>*)</text:p>
          </table:table-cell>
          <table:table-cell table:style-name="Table1.B2" office:value-type="string">
            <text:p text:style-name="P31">Zamienia miejscami wierszy <text:span text:style-name="T6">i_row_1</text:span> i <text:span text:style-name="T6">i_row_2</text:span> macierzy MODYFIED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2"><text:span text:style-name="T12">int</text:span> <text:span text:style-name="T2">columns_swap</text:span></text:p>
            <text:p text:style-name="P32">(<text:span text:style-name="T12">const</text:span> <text:span text:style-name="T12">int</text:span> <text:span text:style-name="T6">i_col_1</text:span>, <text:span text:style-name="T12">const</text:span> <text:span text:style-name="T12">int</text:span> <text:span text:style-name="T6">i_col_2</text:span>, MODYFIED <text:span text:style-name="T12">matrix</text:span>*)</text:p>
          </table:table-cell>
          <table:table-cell table:style-name="Table1.B2" office:value-type="string">
            <text:p text:style-name="P31">Zamienia miejscami <text:span text:style-name="T21">kolumny</text:span> <text:span text:style-name="T6">i_</text:span><text:span text:style-name="T8">col</text:span><text:span text:style-name="T6">_1</text:span> i <text:span text:style-name="T6">i_</text:span><text:span text:style-name="T8">col</text:span><text:span text:style-name="T6">_2</text:span> macierzy MODYFIED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3"><text:span text:style-name="T12">int</text:span> <text:span text:style-name="T2">row_mult_on_const</text:span></text:p>
            <text:p text:style-name="P33">(<text:span text:style-name="T12">const</text:span> <text:span text:style-name="T12">double</text:span> <text:span text:style-name="T6">factor</text:span>, <text:span text:style-name="T12">const</text:span> <text:span text:style-name="T12">int</text:span> <text:span text:style-name="T6">i_row</text:span>, MODYFIED <text:span text:style-name="T12">matrix</text:span>*)</text:p>
          </table:table-cell>
          <table:table-cell table:style-name="Table1.B2" office:value-type="string">
            <text:p text:style-name="P35">Mnoży wiersz <text:span text:style-name="T6">i_row</text:span> macierzy MODYFIED przez wartość <text:span text:style-name="T6">factor</text:span>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span text:style-name="T12">int</text:span> <text:span text:style-name="T3">column</text:span><text:span text:style-name="T2">_mult_on_const</text:span></text:p>
            <text:p text:style-name="P34">(<text:span text:style-name="T12">const</text:span> <text:span text:style-name="T12">double</text:span> <text:span text:style-name="T6">factor</text:span>, </text:p>
            <text:p text:style-name="P34"><text:span text:style-name="T12">const</text:span> <text:span text:style-name="T12">int </text:span><text:span text:style-name="T6">i_</text:span><text:span text:style-name="T9">column</text:span>, </text:p>
            <text:p text:style-name="P34">MODYFIED <text:span text:style-name="T12">matrix</text:span>*)</text:p>
          </table:table-cell>
          <table:table-cell table:style-name="Table1.B2" office:value-type="string">
            <text:p text:style-name="P36">Mnoży <text:span text:style-name="T23">kolumnę</text:span> <text:span text:style-name="T6">i_</text:span><text:span text:style-name="T9">column</text:span> macierzy MODYFIED przez wartość <text:span text:style-name="T6">factor</text:span>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7"><text:span text:style-name="T12">int</text:span> <text:span text:style-name="T2">rows_sub</text:span></text:p>
            <text:p text:style-name="P37">(<text:span text:style-name="T12">const</text:span> <text:span text:style-name="T12">double</text:span> <text:span text:style-name="T6">factor</text:span>, </text:p>
            <text:p text:style-name="P37"><text:span text:style-name="T12">const</text:span> <text:span text:style-name="T12">int</text:span> <text:span text:style-name="T6">i_subtracted_row</text:span>, </text:p>
            <text:p text:style-name="P37"><text:span text:style-name="T12">const</text:span> <text:span text:style-name="T12">int</text:span> <text:span text:style-name="T6">i_subtracting_row</text:span>, MODYFIED <text:span text:style-name="T12">matrix</text:span>*)</text:p>
          </table:table-cell>
          <table:table-cell table:style-name="Table1.B2" office:value-type="string">
            <text:p text:style-name="P39">Odejmuje od wiersza <text:span text:style-name="T6">i_subtracted_row </text:span><text:span text:style-name="T18">macierzy MODYFIED</text:span><text:span text:style-name="T6"> </text:span><text:span text:style-name="T18">wiersz </text:span><text:span text:style-name="T6">i_subtracting_row</text:span><text:span text:style-name="T18">, mnożony przez </text:span><text:span text:style-name="T6">factor. </text:span>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8"><text:span text:style-name="T12">int</text:span> <text:span text:style-name="T4">columns</text:span><text:span text:style-name="T2">_sub</text:span></text:p>
            <text:p text:style-name="P38">(<text:span text:style-name="T12">const</text:span> <text:span text:style-name="T12">double</text:span> <text:span text:style-name="T6">factor</text:span>, </text:p>
            <text:p text:style-name="P38"><text:span text:style-name="T12">const</text:span> <text:span text:style-name="T12">int</text:span> <text:span text:style-name="T6">i_subtracted_</text:span><text:span text:style-name="T10">column</text:span>, </text:p>
            <text:p text:style-name="P38"><text:span text:style-name="T12">const</text:span> <text:span text:style-name="T12">int</text:span> <text:span text:style-name="T6">i_subtracting_</text:span><text:span text:style-name="T10">column</text:span>, MODYFIED <text:span text:style-name="T12">matrix</text:span>*)</text:p>
          </table:table-cell>
          <table:table-cell table:style-name="Table1.B2" office:value-type="string">
            <text:p text:style-name="P40">Odejmuje od <text:span text:style-name="T24">kolumny</text:span> <text:span text:style-name="T6">i_subtracted_</text:span><text:span text:style-name="T10">column</text:span><text:span text:style-name="T6"> </text:span><text:span text:style-name="T18">macierzy MODYFIED</text:span><text:span text:style-name="T6"> </text:span><text:span text:style-name="T20">kolumnę</text:span><text:span text:style-name="T18"> </text:span><text:span text:style-name="T6">i_subtracting_</text:span><text:span text:style-name="T10">column</text:span><text:span text:style-name="T18">, mnożon</text:span><text:span text:style-name="T20">ą</text:span><text:span text:style-name="T18"> przez </text:span><text:span text:style-name="T6">factor. </text:span>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span text:style-name="T12">int</text:span> <text:span text:style-name="T2">copy_row_to_other_matrix</text:span></text:p>
            <text:p text:style-name="P41">(<text:span text:style-name="T12">const</text:span> <text:span text:style-name="T12">int</text:span> <text:span text:style-name="T6">i_source</text:span>, <text:span text:style-name="T12">const</text:span> <text:span text:style-name="T12">int</text:span> <text:span text:style-name="T6">i_recieve</text:span>r, IN <text:span text:style-name="T12">const</text:span> <text:span text:style-name="T12">matrix</text:span> *<text:span text:style-name="T6">in_matrix</text:span>, OUT <text:span text:style-name="T12">matrix</text:span> *<text:span text:style-name="T6">out_matrix</text:span>)</text:p>
          </table:table-cell>
          <table:table-cell table:style-name="Table1.B2" office:value-type="string">
            <text:p text:style-name="P43">Kopiuje wiersz <text:span text:style-name="T11">i_source</text:span> macierzy <text:span text:style-name="T11">in_matrix</text:span> do wierszu <text:span text:style-name="T11">i_recieve</text:span><text:span text:style-name="T25">r</text:span> macierzy <text:span text:style-name="T11">out_matrix</text:span>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2"><text:span text:style-name="T12">int</text:span> <text:span text:style-name="T2">copy_</text:span><text:span text:style-name="T5">column</text:span><text:span text:style-name="T2">_to_other_matrix</text:span></text:p>
            <text:p text:style-name="P42">(<text:span text:style-name="T12">const</text:span> <text:span text:style-name="T12">int</text:span> <text:span text:style-name="T6">i_source</text:span>, <text:span text:style-name="T12">const</text:span> <text:span text:style-name="T12">int</text:span> <text:span text:style-name="T6">i_recieve</text:span>r, IN <text:span text:style-name="T12">const</text:span> <text:span text:style-name="T12">matrix</text:span> *<text:span text:style-name="T6">in_matrix</text:span>, OUT <text:span text:style-name="T12">matrix</text:span> *<text:span text:style-name="T6">out_matrix</text:span>)</text:p>
          </table:table-cell>
          <table:table-cell table:style-name="Table1.B2" office:value-type="string">
            <text:p text:style-name="P43">Kopiuje <text:span text:style-name="T26">kolumnę</text:span> <text:span text:style-name="T11">i_source</text:span> macierzy <text:span text:style-name="T11">in_matrix</text:span> do <text:span text:style-name="T26">kolumny</text:span> <text:span text:style-name="T11">i_recieve</text:span><text:span text:style-name="T25">r</text:span> macierzy <text:span text:style-name="T11">out_matrix</text:span>. <text:span text:style-name="T19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4"><text:span text:style-name="T12">int</text:span> <text:span text:style-name="T2">inverse_matrix</text:span></text:p>
            <text:p text:style-name="P44">(IN <text:span text:style-name="T12">const</text:span> <text:span text:style-name="T12">matrix</text:span> *<text:span text:style-name="T6">in_matrix</text:span>, OUT <text:span text:style-name="T12">matrix</text:span> *<text:span text:style-name="T6">out_matrix</text:span>)</text:p>
          </table:table-cell>
          <table:table-cell table:style-name="Table1.B2" office:value-type="string">
            <text:p text:style-name="P45">Zapisuje do macierzy <text:span text:style-name="T6">out_matrix</text:span> macierz odwrotną do macierzy <text:span text:style-name="T6">in_matrix</text:span>. <text:span text:style-name="T19">W przypadku sukcesu zwraca 1, w przeciwnym przypadku 0.</text:span>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4-30T01:08:29.451732403</dc:date>
    <dc:creator>vlad </dc:creator>
    <meta:editing-duration>PT1H44M18S</meta:editing-duration>
    <meta:editing-cycles>30</meta:editing-cycles>
    <meta:generator>LibreOffice/5.0.4.2$Linux_X86_64 LibreOffice_project/00m0$Build-2</meta:generator>
    <meta:document-statistic meta:table-count="1" meta:image-count="0" meta:object-count="0" meta:page-count="2" meta:paragraph-count="76" meta:word-count="593" meta:character-count="4292" meta:non-whitespace-character-count="3767"/>
  </office:meta>
</office:document-meta>
</file>